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Heading_20_1">
      <style:text-properties officeooo:paragraph-rsid="00059970"/>
    </style:style>
    <style:style style:name="P6" style:family="paragraph" style:parent-style-name="Heading_20_1">
      <style:text-properties officeooo:paragraph-rsid="00078eb4"/>
    </style:style>
    <style:style style:name="P7" style:family="paragraph" style:parent-style-name="Heading_20_1">
      <style:text-properties officeooo:paragraph-rsid="000e02d1"/>
    </style:style>
    <style:style style:name="P8" style:family="paragraph" style:parent-style-name="Text_20_body">
      <style:text-properties officeooo:rsid="00083e05" officeooo:paragraph-rsid="00083e05"/>
    </style:style>
    <style:style style:name="P9" style:family="paragraph" style:parent-style-name="Text_20_body">
      <style:text-properties officeooo:rsid="000e02d1" officeooo:paragraph-rsid="000e02d1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5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6" text:outline-level="1">1<text:span text:style-name="T6">5</text:span>/02/2024 – <text:span text:style-name="T6">00</text:span>:<text:span text:style-name="T6">0</text:span><text:span text:style-name="T9">4</text:span></text:h>
      <text:p text:style-name="P8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7" text:outline-level="1">1<text:span text:style-name="T6">5</text:span>/02/2024 – <text:span text:style-name="T10">18</text:span>:15</text:h>
      <text:p text:style-name="P9">Grosse transformation de la transformation. Tout n’est pas parfait, mais ça va beaucoup mieux qu’ava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2-15T18:14:52.999000000</dc:date>
    <meta:editing-duration>PT13M32S</meta:editing-duration>
    <meta:editing-cycles>17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11" meta:word-count="156" meta:character-count="1012" meta:non-whitespace-character-count="864"/>
  </office:meta>
</office:document-meta>
</file>